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0">
      <style:table-cell-properties fo:border="0.74pt solid #000000"/>
    </style:style>
    <style:style style:name="ce4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order="0.74pt solid #000000"/>
    </style:style>
    <style:style style:name="ce6" style:family="table-cell" style:parent-style-name="Default" style:data-style-name="N104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8" style:family="table-cell" style:parent-style-name="Default" style:data-style-name="N11">
      <style:table-cell-properties fo:border="0.74pt solid #000000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ão de pressão 1" form:control-implementation="ooo:com.sun.star.form.component.CommandButton" xml:id="control1" form:id="control1" form:label="Calcul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GerarDecimal?language=Basic&amp;location=application" xlink:type="simple"/>
              </office:event-listeners>
            </form:button>
          </form:form>
        </office:forms>
        <table:shapes>
          <draw:control draw:z-index="0" draw:name="Controle 1" draw:style-name="gr1" draw:text-style-name="P1" svg:width="2.582cm" svg:height="0.877cm" svg:x="11.056cm" svg:y="3.559cm" draw:control="control1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2" table:number-columns-repeated="2" table:default-cell-style-name="ce6"/>
        <table:table-column table:style-name="co1" table:default-cell-style-name="Default"/>
        <table:table-row table:style-name="ro1" table:number-rows-repeated="2"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Data</text:p>
          </table:table-cell>
          <table:table-cell table:style-name="ce5" table:formula="of:=TODAY()" office:value-type="date" office:date-value="2025-09-13" calcext:value-type="date">
            <text:p>13/09/25</text:p>
          </table:table-cell>
          <table:table-cell table:style-name="Default"/>
          <table:table-cell table:style-name="ce4" office:value-type="string" calcext:value-type="string">
            <text:p>Tipo Taxa</text:p>
          </table:table-cell>
          <table:table-cell table:style-name="ce2" office:value-type="string" calcext:value-type="string">
            <text:p>Pré-Fixada</text:p>
          </table:table-cell>
        </table:table-row>
        <table:table-row table:style-name="ro1">
          <table:table-cell table:style-name="Default"/>
          <table:table-cell table:style-name="ce4" office:value-type="string" calcext:value-type="string">
            <text:p>Valor</text:p>
          </table:table-cell>
          <table:table-cell office:value-type="currency" office:currency="BRL" office:value="1000000" calcext:value-type="currency">
            <text:p>R$ 1.000.000,00</text:p>
          </table:table-cell>
          <table:table-cell table:style-name="Default"/>
          <table:table-cell table:style-name="ce4" office:value-type="string" calcext:value-type="string">
            <text:p>Custo</text:p>
          </table:table-cell>
          <table:table-cell table:style-name="ce8" office:value-type="percentage" office:value="0.115320202660883" calcext:value-type="percentage">
            <text:p>11,53%</text:p>
          </table:table-cell>
        </table:table-row>
        <table:table-row table:style-name="ro1">
          <table:table-cell table:style-name="Default"/>
          <table:table-cell table:style-name="ce4" office:value-type="string" calcext:value-type="string">
            <text:p>Fluxo Regular</text:p>
          </table:table-cell>
          <table:table-cell table:style-name="ce7" office:value-type="string" calcext:value-type="string">
            <text:p>Não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Qtd Parcelas</text:p>
          </table:table-cell>
          <table:table-cell table:style-name="ce7" office:value-type="string" calcext:value-type="string">
            <text:p>N/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Periodicidade</text:p>
          </table:table-cell>
          <table:table-cell table:style-name="ce7" office:value-type="string" calcext:value-type="string">
            <text:p>N/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Carencia</text:p>
          </table:table-cell>
          <table:table-cell table:style-name="ce7" office:value-type="string" calcext:value-type="string">
            <text:p>N/A</text:p>
          </table:table-cell>
          <table:table-cell table:style-name="Default" table:number-columns-repeated="2"/>
          <table:table-cell/>
        </table:table-row>
        <table:table-row table:style-name="ro1" table:number-rows-repeated="3"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Principal</text:p>
          </table:table-cell>
          <table:table-cell table:style-name="ce1" office:value-type="string" calcext:value-type="string">
            <text:p>Juros</text:p>
          </table:table-cell>
          <table:table-cell table:style-name="ce1" office:value-type="string" calcext:value-type="string">
            <text:p>Parcelas</text:p>
          </table:table-cell>
          <table:table-cell/>
        </table:table-row>
        <table:table-row table:style-name="ro1">
          <table:table-cell table:formula="of:=IF(([.B13]-[.$C$3])&gt;0; [.B13]-[.$C$3]; &quot; &quot;)" office:value-type="float" office:value="178" calcext:value-type="float">
            <text:p>178</text:p>
          </table:table-cell>
          <table:table-cell table:style-name="ce5" office:value-type="date" office:date-value="2026-03-10" calcext:value-type="date">
            <text:p>10/03/26</text:p>
          </table:table-cell>
          <table:table-cell office:value-type="currency" office:currency="BRL" office:value="250000" calcext:value-type="currency">
            <text:p>R$ 250.000,00</text:p>
          </table:table-cell>
          <table:table-cell table:formula="of:=IF(([.C13]&gt;0); [.C13]*[.$F$4]; &quot;&quot;)" office:value-type="currency" office:currency="BRL" office:value="28830.0506652209" calcext:value-type="currency">
            <text:p>R$ 28.830,05</text:p>
          </table:table-cell>
          <table:table-cell table:formula="of:=IF(([.D13]+[.C13])&gt;0; [.D13]+[.C13]; &quot; &quot;)" office:value-type="currency" office:currency="BRL" office:value="278830.050665221" calcext:value-type="currency">
            <text:p>R$ 278.830,05</text:p>
          </table:table-cell>
          <table:table-cell/>
        </table:table-row>
        <table:table-row table:style-name="ro1">
          <table:table-cell table:formula="of:=IF(([.B14]-[.$C$3])&gt;0; [.B14]-[.$C$3]; &quot; &quot;)" office:value-type="float" office:value="268" calcext:value-type="float">
            <text:p>268</text:p>
          </table:table-cell>
          <table:table-cell table:style-name="ce5" table:formula="of:=[.B13]+90" office:value-type="date" office:date-value="2026-06-08" calcext:value-type="date">
            <text:p>08/06/26</text:p>
          </table:table-cell>
          <table:table-cell office:value-type="currency" office:currency="BRL" office:value="250000" calcext:value-type="currency">
            <text:p>R$ 250.000,00</text:p>
          </table:table-cell>
          <table:table-cell table:formula="of:=IF(([.C14]&gt;0); [.C14]*[.$F$4]; &quot;&quot;)" office:value-type="currency" office:currency="BRL" office:value="28830.0506652209" calcext:value-type="currency">
            <text:p>R$ 28.830,05</text:p>
          </table:table-cell>
          <table:table-cell table:formula="of:=IF(([.D14]+[.C14])&gt;0; [.D14]+[.C14]; &quot; &quot;)" office:value-type="currency" office:currency="BRL" office:value="278830.050665221" calcext:value-type="currency">
            <text:p>R$ 278.830,05</text:p>
          </table:table-cell>
          <table:table-cell/>
        </table:table-row>
        <table:table-row table:style-name="ro1">
          <table:table-cell table:formula="of:=IF(([.B15]-[.$C$3])&gt;0; [.B15]-[.$C$3]; &quot; &quot;)" office:value-type="float" office:value="358" calcext:value-type="float">
            <text:p>358</text:p>
          </table:table-cell>
          <table:table-cell table:style-name="ce5" table:formula="of:=[.B14]+90" office:value-type="date" office:date-value="2026-09-06" calcext:value-type="date">
            <text:p>06/09/26</text:p>
          </table:table-cell>
          <table:table-cell office:value-type="currency" office:currency="BRL" office:value="250000" calcext:value-type="currency">
            <text:p>R$ 250.000,00</text:p>
          </table:table-cell>
          <table:table-cell table:formula="of:=IF(([.C15]&gt;0); [.C15]*[.$F$4]; &quot;&quot;)" office:value-type="currency" office:currency="BRL" office:value="28830.0506652209" calcext:value-type="currency">
            <text:p>R$ 28.830,05</text:p>
          </table:table-cell>
          <table:table-cell table:formula="of:=IF(([.D15]+[.C15])&gt;0; [.D15]+[.C15]; &quot; &quot;)" office:value-type="currency" office:currency="BRL" office:value="278830.050665221" calcext:value-type="currency">
            <text:p>R$ 278.830,05</text:p>
          </table:table-cell>
          <table:table-cell/>
        </table:table-row>
        <table:table-row table:style-name="ro1">
          <table:table-cell table:formula="of:=IF(([.B16]-[.$C$3])&gt;0; [.B16]-[.$C$3]; &quot; &quot;)" office:value-type="float" office:value="448" calcext:value-type="float">
            <text:p>448</text:p>
          </table:table-cell>
          <table:table-cell table:style-name="ce5" table:formula="of:=[.B15]+90" office:value-type="date" office:date-value="2026-12-05" calcext:value-type="date">
            <text:p>05/12/26</text:p>
          </table:table-cell>
          <table:table-cell office:value-type="currency" office:currency="BRL" office:value="250000" calcext:value-type="currency">
            <text:p>R$ 250.000,00</text:p>
          </table:table-cell>
          <table:table-cell table:formula="of:=IF(([.C16]&gt;0); [.C16]*[.$F$4]; &quot;&quot;)" office:value-type="currency" office:currency="BRL" office:value="28830.0506652209" calcext:value-type="currency">
            <text:p>R$ 28.830,05</text:p>
          </table:table-cell>
          <table:table-cell table:formula="of:=IF(([.D16]+[.C16])&gt;0; [.D16]+[.C16]; &quot; &quot;)" office:value-type="currency" office:currency="BRL" office:value="278830.050665221" calcext:value-type="currency">
            <text:p>R$ 278.830,05</text:p>
          </table:table-cell>
          <table:table-cell/>
        </table:table-row>
        <table:table-row table:style-name="ro1">
          <table:table-cell table:style-name="ce3" table:formula="of:=IF(([.B17]-[.$C$3])&gt;0; [.B17]-[.$C$3]; &quot; &quot;)" office:value-type="float" office:value="538" calcext:value-type="float">
            <text:p>538</text:p>
          </table:table-cell>
          <table:table-cell table:style-name="ce5" table:formula="of:=[.B16]+90" office:value-type="date" office:date-value="2027-03-05" calcext:value-type="date">
            <text:p>05/03/27</text:p>
          </table:table-cell>
          <table:table-cell office:value-type="currency" office:currency="BRL" office:value="250001" calcext:value-type="currency">
            <text:p>R$ 250.001,00</text:p>
          </table:table-cell>
          <table:table-cell table:formula="of:=IF(([.C17]&gt;0); [.C17]*[.$F$4]; &quot;&quot;)" office:value-type="currency" office:currency="BRL" office:value="28830.1659854235" calcext:value-type="currency">
            <text:p>R$ 28.830,17</text:p>
          </table:table-cell>
          <table:table-cell table:formula="of:=IFERROR(IF(([.D17]+[.C17])&gt;0; [.D17]+[.C17]; &quot; &quot;);&quot;&quot;)" office:value-type="currency" office:currency="BRL" office:value="278831.165985424" calcext:value-type="currency">
            <text:p>R$ 278.831,17</text:p>
          </table:table-cell>
          <table:table-cell/>
        </table:table-row>
        <table:table-row table:style-name="ro1">
          <table:table-cell table:formula="of:=IF(([.B18]-[.$C$3])&gt;0; [.B18]-[.$C$3]; &quot; &quot;)" office:value-type="float" office:value="628" calcext:value-type="float">
            <text:p>628</text:p>
          </table:table-cell>
          <table:table-cell table:style-name="ce5" table:formula="of:=[.B17]+90" office:value-type="date" office:date-value="2027-06-03" calcext:value-type="date">
            <text:p>03/06/27</text:p>
          </table:table-cell>
          <table:table-cell office:value-type="currency" office:currency="BRL" office:value="250002" calcext:value-type="currency">
            <text:p>R$ 250.002,00</text:p>
          </table:table-cell>
          <table:table-cell table:formula="of:=IF(([.C18]&gt;0); [.C18]*[.$F$4]; &quot;&quot;)" office:value-type="currency" office:currency="BRL" office:value="28830.2813056262" calcext:value-type="currency">
            <text:p>R$ 28.830,28</text:p>
          </table:table-cell>
          <table:table-cell table:formula="of:=IFERROR(IF(([.D18]+[.C18])&gt;0; [.D18]+[.C18]; &quot; &quot;);&quot;&quot;)" office:value-type="currency" office:currency="BRL" office:value="278832.281305626" calcext:value-type="currency">
            <text:p>R$ 278.832,28</text:p>
          </table:table-cell>
          <table:table-cell/>
        </table:table-row>
        <table:table-row table:style-name="ro1">
          <table:table-cell table:formula="of:=IF(([.B19]-[.$C$3])&gt;0; [.B19]-[.$C$3]; &quot; &quot;)" office:value-type="float" office:value="718" calcext:value-type="float">
            <text:p>718</text:p>
          </table:table-cell>
          <table:table-cell table:style-name="ce5" table:formula="of:=[.B18]+90" office:value-type="date" office:date-value="2027-09-01" calcext:value-type="date">
            <text:p>01/09/27</text:p>
          </table:table-cell>
          <table:table-cell office:value-type="currency" office:currency="BRL" office:value="250003" calcext:value-type="currency">
            <text:p>R$ 250.003,00</text:p>
          </table:table-cell>
          <table:table-cell table:formula="of:=IF(([.C19]&gt;0); [.C19]*[.$F$4]; &quot;&quot;)" office:value-type="currency" office:currency="BRL" office:value="28830.3966258289" calcext:value-type="currency">
            <text:p>R$ 28.830,40</text:p>
          </table:table-cell>
          <table:table-cell table:formula="of:=IFERROR(IF(([.D19]+[.C19])&gt;0; [.D19]+[.C19]; &quot; &quot;);&quot;&quot;)" office:value-type="currency" office:currency="BRL" office:value="278833.396625829" calcext:value-type="currency">
            <text:p>R$ 278.833,40</text:p>
          </table:table-cell>
          <table:table-cell/>
        </table:table-row>
        <table:table-row table:style-name="ro1">
          <table:table-cell table:formula="of:=IF(([.B20]-[.$C$3])&gt;0; [.B20]-[.$C$3]; &quot; &quot;)" office:value-type="float" office:value="808" calcext:value-type="float">
            <text:p>808</text:p>
          </table:table-cell>
          <table:table-cell table:style-name="ce5" table:formula="of:=[.B19]+90" office:value-type="date" office:date-value="2027-11-30" calcext:value-type="date">
            <text:p>30/11/27</text:p>
          </table:table-cell>
          <table:table-cell office:value-type="currency" office:currency="BRL" office:value="250004" calcext:value-type="currency">
            <text:p>R$ 250.004,00</text:p>
          </table:table-cell>
          <table:table-cell table:formula="of:=IF(([.C20]&gt;0); [.C20]*[.$F$4]; &quot;&quot;)" office:value-type="currency" office:currency="BRL" office:value="28830.5119460315" calcext:value-type="currency">
            <text:p>R$ 28.830,51</text:p>
          </table:table-cell>
          <table:table-cell table:formula="of:=IFERROR(IF(([.D20]+[.C20])&gt;0; [.D20]+[.C20]; &quot; &quot;);&quot;&quot;)" office:value-type="currency" office:currency="BRL" office:value="278834.511946032" calcext:value-type="currency">
            <text:p>R$ 278.834,51</text:p>
          </table:table-cell>
          <table:table-cell/>
        </table:table-row>
        <table:table-row table:style-name="ro1">
          <table:table-cell table:formula="of:=IF(([.B21]-[.$C$3])&gt;0; [.B21]-[.$C$3]; &quot; &quot;)" office:value-type="float" office:value="898" calcext:value-type="float">
            <text:p>898</text:p>
          </table:table-cell>
          <table:table-cell table:style-name="ce5" table:formula="of:=[.B20]+90" office:value-type="date" office:date-value="2028-02-28" calcext:value-type="date">
            <text:p>28/02/28</text:p>
          </table:table-cell>
          <table:table-cell office:value-type="currency" office:currency="BRL" office:value="250005" calcext:value-type="currency">
            <text:p>R$ 250.005,00</text:p>
          </table:table-cell>
          <table:table-cell table:formula="of:=IF(([.C21]&gt;0); [.C21]*[.$F$4]; &quot;&quot;)" office:value-type="currency" office:currency="BRL" office:value="28830.6272662342" calcext:value-type="currency">
            <text:p>R$ 28.830,63</text:p>
          </table:table-cell>
          <table:table-cell table:formula="of:=IFERROR(IF(([.D21]+[.C21])&gt;0; [.D21]+[.C21]; &quot; &quot;);&quot;&quot;)" office:value-type="currency" office:currency="BRL" office:value="278835.627266234" calcext:value-type="currency">
            <text:p>R$ 278.835,63</text:p>
          </table:table-cell>
          <table:table-cell/>
        </table:table-row>
        <table:table-row table:style-name="ro1">
          <table:table-cell table:formula="of:=IF(([.B22]-[.$C$3])&gt;0; [.B22]-[.$C$3]; &quot; &quot;)" office:value-type="float" office:value="988" calcext:value-type="float">
            <text:p>988</text:p>
          </table:table-cell>
          <table:table-cell table:style-name="ce5" table:formula="of:=[.B21]+90" office:value-type="date" office:date-value="2028-05-28" calcext:value-type="date">
            <text:p>28/05/28</text:p>
          </table:table-cell>
          <table:table-cell office:value-type="currency" office:currency="BRL" office:value="250006" calcext:value-type="currency">
            <text:p>R$ 250.006,00</text:p>
          </table:table-cell>
          <table:table-cell table:formula="of:=IF(([.C22]&gt;0); [.C22]*[.$F$4]; &quot;&quot;)" office:value-type="currency" office:currency="BRL" office:value="28830.7425864368" calcext:value-type="currency">
            <text:p>R$ 28.830,74</text:p>
          </table:table-cell>
          <table:table-cell table:formula="of:=IFERROR(IF(([.D22]+[.C22])&gt;0; [.D22]+[.C22]; &quot; &quot;);&quot;&quot;)" office:value-type="currency" office:currency="BRL" office:value="278836.742586437" calcext:value-type="currency">
            <text:p>R$ 278.836,74</text:p>
          </table:table-cell>
          <table:table-cell/>
        </table:table-row>
        <table:table-row table:style-name="ro1">
          <table:table-cell table:formula="of:=IF(([.B23]-[.$C$3])&gt;0; [.B23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23]&gt;0); [.C23]*[.$F$4]; &quot;&quot;)">
            <text:p/>
          </table:table-cell>
          <table:table-cell table:formula="of:=IFERROR(IF(([.D23]+[.C23])&gt;0; [.D23]+[.C23]; &quot; &quot;);&quot;&quot;)">
            <text:p/>
          </table:table-cell>
          <table:table-cell/>
        </table:table-row>
        <table:table-row table:style-name="ro1">
          <table:table-cell table:formula="of:=IF(([.B24]-[.$C$3])&gt;0; [.B24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24]&gt;0); [.C24]*[.$F$4]; &quot;&quot;)">
            <text:p/>
          </table:table-cell>
          <table:table-cell table:formula="of:=IFERROR(IF(([.D24]+[.C24])&gt;0; [.D24]+[.C24]; &quot; &quot;);&quot;&quot;)">
            <text:p/>
          </table:table-cell>
          <table:table-cell/>
        </table:table-row>
        <table:table-row table:style-name="ro1">
          <table:table-cell table:formula="of:=IF(([.B25]-[.$C$3])&gt;0; [.B25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25]&gt;0); [.C25]*[.$F$4]; &quot;&quot;)">
            <text:p/>
          </table:table-cell>
          <table:table-cell table:formula="of:=IFERROR(IF(([.D25]+[.C25])&gt;0; [.D25]+[.C25]; &quot; &quot;);&quot;&quot;)">
            <text:p/>
          </table:table-cell>
          <table:table-cell/>
        </table:table-row>
        <table:table-row table:style-name="ro1">
          <table:table-cell table:formula="of:=IF(([.B26]-[.$C$3])&gt;0; [.B26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26]&gt;0); [.C26]*[.$F$4]; &quot;&quot;)">
            <text:p/>
          </table:table-cell>
          <table:table-cell table:formula="of:=IFERROR(IF(([.D26]+[.C26])&gt;0; [.D26]+[.C26]; &quot; &quot;);&quot;&quot;)">
            <text:p/>
          </table:table-cell>
          <table:table-cell/>
        </table:table-row>
        <table:table-row table:style-name="ro1">
          <table:table-cell table:formula="of:=IF(([.B27]-[.$C$3])&gt;0; [.B27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27]&gt;0); [.C27]*[.$F$4]; &quot;&quot;)">
            <text:p/>
          </table:table-cell>
          <table:table-cell table:formula="of:=IFERROR(IF(([.D27]+[.C27])&gt;0; [.D27]+[.C27]; &quot; &quot;);&quot;&quot;)">
            <text:p/>
          </table:table-cell>
          <table:table-cell/>
        </table:table-row>
        <table:table-row table:style-name="ro1">
          <table:table-cell table:formula="of:=IF(([.B28]-[.$C$3])&gt;0; [.B28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28]&gt;0); [.C28]*[.$F$4]; &quot;&quot;)">
            <text:p/>
          </table:table-cell>
          <table:table-cell table:formula="of:=IFERROR(IF(([.D28]+[.C28])&gt;0; [.D28]+[.C28]; &quot; &quot;);&quot;&quot;)">
            <text:p/>
          </table:table-cell>
          <table:table-cell/>
        </table:table-row>
        <table:table-row table:style-name="ro1">
          <table:table-cell table:formula="of:=IF(([.B29]-[.$C$3])&gt;0; [.B29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29]&gt;0); [.C29]*[.$F$4]; &quot;&quot;)">
            <text:p/>
          </table:table-cell>
          <table:table-cell table:formula="of:=IFERROR(IF(([.D29]+[.C29])&gt;0; [.D29]+[.C29]; &quot; &quot;);&quot;&quot;)">
            <text:p/>
          </table:table-cell>
          <table:table-cell/>
        </table:table-row>
        <table:table-row table:style-name="ro1">
          <table:table-cell table:formula="of:=IF(([.B30]-[.$C$3])&gt;0; [.B30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30]&gt;0); [.C30]*[.$F$4]; &quot;&quot;)">
            <text:p/>
          </table:table-cell>
          <table:table-cell table:formula="of:=IFERROR(IF(([.D30]+[.C30])&gt;0; [.D30]+[.C30]; &quot; &quot;);&quot;&quot;)">
            <text:p/>
          </table:table-cell>
          <table:table-cell/>
        </table:table-row>
        <table:table-row table:style-name="ro1">
          <table:table-cell table:formula="of:=IF(([.B31]-[.$C$3])&gt;0; [.B31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31]&gt;0); [.C31]*[.$F$4]; &quot;&quot;)">
            <text:p/>
          </table:table-cell>
          <table:table-cell table:formula="of:=IFERROR(IF(([.D31]+[.C31])&gt;0; [.D31]+[.C31]; &quot; &quot;);&quot;&quot;)">
            <text:p/>
          </table:table-cell>
          <table:table-cell/>
        </table:table-row>
        <table:table-row table:style-name="ro1">
          <table:table-cell table:formula="of:=IF(([.B32]-[.$C$3])&gt;0; [.B32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32]&gt;0); [.C32]*[.$F$4]; &quot;&quot;)">
            <text:p/>
          </table:table-cell>
          <table:table-cell table:formula="of:=IFERROR(IF(([.D32]+[.C32])&gt;0; [.D32]+[.C32]; &quot; &quot;);&quot;&quot;)">
            <text:p/>
          </table:table-cell>
          <table:table-cell/>
        </table:table-row>
        <table:table-row table:style-name="ro1">
          <table:table-cell table:formula="of:=IF(([.B33]-[.$C$3])&gt;0; [.B33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33]&gt;0); [.C33]*[.$F$4]; &quot;&quot;)">
            <text:p/>
          </table:table-cell>
          <table:table-cell table:formula="of:=IFERROR(IF(([.D33]+[.C33])&gt;0; [.D33]+[.C33]; &quot; &quot;);&quot;&quot;)">
            <text:p/>
          </table:table-cell>
          <table:table-cell/>
        </table:table-row>
        <table:table-row table:style-name="ro1">
          <table:table-cell table:formula="of:=IF(([.B34]-[.$C$3])&gt;0; [.B34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34]&gt;0); [.C34]*[.$F$4]; &quot;&quot;)">
            <text:p/>
          </table:table-cell>
          <table:table-cell table:formula="of:=IFERROR(IF(([.D34]+[.C34])&gt;0; [.D34]+[.C34]; &quot; &quot;);&quot;&quot;)">
            <text:p/>
          </table:table-cell>
          <table:table-cell/>
        </table:table-row>
        <table:table-row table:style-name="ro1">
          <table:table-cell table:formula="of:=IF(([.B35]-[.$C$3])&gt;0; [.B35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35]&gt;0); [.C35]*[.$F$4]; &quot;&quot;)">
            <text:p/>
          </table:table-cell>
          <table:table-cell table:formula="of:=IFERROR(IF(([.D35]+[.C35])&gt;0; [.D35]+[.C35]; &quot; &quot;);&quot;&quot;)">
            <text:p/>
          </table:table-cell>
          <table:table-cell/>
        </table:table-row>
        <table:table-row table:style-name="ro1">
          <table:table-cell table:formula="of:=IF(([.B36]-[.$C$3])&gt;0; [.B36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36]&gt;0); [.C36]*[.$F$4]; &quot;&quot;)">
            <text:p/>
          </table:table-cell>
          <table:table-cell table:formula="of:=IFERROR(IF(([.D36]+[.C36])&gt;0; [.D36]+[.C36]; &quot; &quot;);&quot;&quot;)">
            <text:p/>
          </table:table-cell>
          <table:table-cell/>
        </table:table-row>
        <table:table-row table:style-name="ro1">
          <table:table-cell table:formula="of:=IF(([.B37]-[.$C$3])&gt;0; [.B37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37]&gt;0); [.C37]*[.$F$4]; &quot;&quot;)">
            <text:p/>
          </table:table-cell>
          <table:table-cell table:formula="of:=IFERROR(IF(([.D37]+[.C37])&gt;0; [.D37]+[.C37]; &quot; &quot;);&quot;&quot;)">
            <text:p/>
          </table:table-cell>
          <table:table-cell/>
        </table:table-row>
        <table:table-row table:style-name="ro1">
          <table:table-cell table:formula="of:=IF(([.B38]-[.$C$3])&gt;0; [.B38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38]&gt;0); [.C38]*[.$F$4]; &quot;&quot;)">
            <text:p/>
          </table:table-cell>
          <table:table-cell table:formula="of:=IFERROR(IF(([.D38]+[.C38])&gt;0; [.D38]+[.C38]; &quot; &quot;);&quot;&quot;)">
            <text:p/>
          </table:table-cell>
          <table:table-cell/>
        </table:table-row>
        <table:table-row table:style-name="ro1">
          <table:table-cell table:formula="of:=IF(([.B39]-[.$C$3])&gt;0; [.B39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39]&gt;0); [.C39]*[.$F$4]; &quot;&quot;)">
            <text:p/>
          </table:table-cell>
          <table:table-cell table:formula="of:=IFERROR(IF(([.D39]+[.C39])&gt;0; [.D39]+[.C39]; &quot; &quot;);&quot;&quot;)">
            <text:p/>
          </table:table-cell>
          <table:table-cell/>
        </table:table-row>
        <table:table-row table:style-name="ro1">
          <table:table-cell table:formula="of:=IF(([.B40]-[.$C$3])&gt;0; [.B40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40]&gt;0); [.C40]*[.$F$4]; &quot;&quot;)">
            <text:p/>
          </table:table-cell>
          <table:table-cell table:formula="of:=IFERROR(IF(([.D40]+[.C40])&gt;0; [.D40]+[.C40]; &quot; &quot;);&quot;&quot;)">
            <text:p/>
          </table:table-cell>
          <table:table-cell/>
        </table:table-row>
        <table:table-row table:style-name="ro1">
          <table:table-cell table:formula="of:=IF(([.B41]-[.$C$3])&gt;0; [.B41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41]&gt;0); [.C41]*[.$F$4]; &quot;&quot;)">
            <text:p/>
          </table:table-cell>
          <table:table-cell table:formula="of:=IFERROR(IF(([.D41]+[.C41])&gt;0; [.D41]+[.C41]; &quot; &quot;);&quot;&quot;)">
            <text:p/>
          </table:table-cell>
          <table:table-cell/>
        </table:table-row>
        <table:table-row table:style-name="ro1">
          <table:table-cell table:formula="of:=IF(([.B42]-[.$C$3])&gt;0; [.B42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42]&gt;0); [.C42]*[.$F$4]; &quot;&quot;)">
            <text:p/>
          </table:table-cell>
          <table:table-cell table:formula="of:=IFERROR(IF(([.D42]+[.C42])&gt;0; [.D42]+[.C42]; &quot; &quot;);&quot;&quot;)">
            <text:p/>
          </table:table-cell>
          <table:table-cell/>
        </table:table-row>
        <table:table-row table:style-name="ro1">
          <table:table-cell table:formula="of:=IF(([.B43]-[.$C$3])&gt;0; [.B43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43]&gt;0); [.C43]*[.$F$4]; &quot;&quot;)">
            <text:p/>
          </table:table-cell>
          <table:table-cell table:formula="of:=IFERROR(IF(([.D43]+[.C43])&gt;0; [.D43]+[.C43]; &quot; &quot;);&quot;&quot;)">
            <text:p/>
          </table:table-cell>
          <table:table-cell/>
        </table:table-row>
        <table:table-row table:style-name="ro1">
          <table:table-cell table:formula="of:=IF(([.B44]-[.$C$3])&gt;0; [.B44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44]&gt;0); [.C44]*[.$F$4]; &quot;&quot;)">
            <text:p/>
          </table:table-cell>
          <table:table-cell table:formula="of:=IFERROR(IF(([.D44]+[.C44])&gt;0; [.D44]+[.C44]; &quot; &quot;);&quot;&quot;)">
            <text:p/>
          </table:table-cell>
          <table:table-cell/>
        </table:table-row>
        <table:table-row table:style-name="ro1">
          <table:table-cell table:formula="of:=IF(([.B45]-[.$C$3])&gt;0; [.B45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45]&gt;0); [.C45]*[.$F$4]; &quot;&quot;)">
            <text:p/>
          </table:table-cell>
          <table:table-cell table:formula="of:=IFERROR(IF(([.D45]+[.C45])&gt;0; [.D45]+[.C45]; &quot; &quot;);&quot;&quot;)">
            <text:p/>
          </table:table-cell>
          <table:table-cell/>
        </table:table-row>
        <table:table-row table:style-name="ro1">
          <table:table-cell table:formula="of:=IF(([.B46]-[.$C$3])&gt;0; [.B46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46]&gt;0); [.C46]*[.$F$4]; &quot;&quot;)">
            <text:p/>
          </table:table-cell>
          <table:table-cell table:formula="of:=IFERROR(IF(([.D46]+[.C46])&gt;0; [.D46]+[.C46]; &quot; &quot;);&quot;&quot;)">
            <text:p/>
          </table:table-cell>
          <table:table-cell/>
        </table:table-row>
        <table:table-row table:style-name="ro1">
          <table:table-cell table:formula="of:=IF(([.B47]-[.$C$3])&gt;0; [.B47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47]&gt;0); [.C47]*[.$F$4]; &quot;&quot;)">
            <text:p/>
          </table:table-cell>
          <table:table-cell table:formula="of:=IFERROR(IF(([.D47]+[.C47])&gt;0; [.D47]+[.C47]; &quot; &quot;);&quot;&quot;)">
            <text:p/>
          </table:table-cell>
          <table:table-cell/>
        </table:table-row>
        <table:table-row table:style-name="ro1">
          <table:table-cell table:formula="of:=IF(([.B48]-[.$C$3])&gt;0; [.B48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48]&gt;0); [.C48]*[.$F$4]; &quot;&quot;)">
            <text:p/>
          </table:table-cell>
          <table:table-cell table:formula="of:=IFERROR(IF(([.D48]+[.C48])&gt;0; [.D48]+[.C48]; &quot; &quot;);&quot;&quot;)">
            <text:p/>
          </table:table-cell>
          <table:table-cell/>
        </table:table-row>
        <table:table-row table:style-name="ro1">
          <table:table-cell table:formula="of:=IF(([.B49]-[.$C$3])&gt;0; [.B49]-[.$C$3]; &quot; &quot;)" office:value-type="string" office:string-value=" " calcext:value-type="string">
            <text:p><text:s/></text:p>
          </table:table-cell>
          <table:table-cell table:number-columns-repeated="2"/>
          <table:table-cell table:formula="of:=IF(([.C49]&gt;0); [.C49]*[.$F$4]; &quot;&quot;)">
            <text:p/>
          </table:table-cell>
          <table:table-cell table:formula="of:=IFERROR(IF(([.D49]+[.C49])&gt;0; [.D49]+[.C49]; &quot; &quot;);&quot;&quot;)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20:33:07.809381124</meta:creation-date>
    <dc:date>2025-09-13T23:07:17.729058292</dc:date>
    <meta:editing-duration>PT1H37M36S</meta:editing-duration>
    <meta:editing-cycles>10</meta:editing-cycles>
    <meta:generator>LibreOffice/24.2.7.2$Linux_X86_64 LibreOffice_project/420$Build-2</meta:generator>
    <meta:document-statistic meta:table-count="1" meta:cell-count="152" meta:object-count="1"/>
  </office:meta>
</office:document-meta>
</file>